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OJ Monthly J ZOJ 3631 Watashi's BG Solution</text:h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2012-07-30</text:p>
      <text:h text:style-name="Heading_20_2" text:outline-level="2">题目大意</text:h>
      <text:p text:style-name="Standard"><text:tab/>用N(N&lt;=30)个物品填充体积为M(1&lt;=M&lt;=10^7)的背包，问最多能够填充的体积。</text:p>
      <text:h text:style-name="Heading_20_2" text:outline-level="2">算法分析</text:h>
      <text:p text:style-name="Standard"><text:tab/>因为N很少，考虑到各种剪枝，可以用DFS来搜索之。首先从大到小给物品排一遍序，然后搜索时可以用如下剪枝：</text:p>
      <text:p text:style-name="Standard"><text:tab/>M = min(物品总体积,M)；</text:p>
      <text:p text:style-name="Standard"><text:tab/>当前解不等于M；</text:p>
      <text:p text:style-name="Standard"><text:tab/>当前的体积加上当前搜索位置之后的所有物品体积如劣于最优解，则不必继续；(这也是预处理排序的原因，后面的物品的体积也可以预处理求出)</text:p>
      <text:p text:style-name="Standard">然后进行满足条件的DFS即可。</text:p>
      <text:h text:style-name="Heading_20_2" text:outline-level="2">参考代码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ZOJ3631</text:p>
            <text:p text:style-name="Table_20_Contents"><text:s text:c="2"/>write by Gestalt Lur</text:p>
            <text:p text:style-name="Table_20_Contents"><text:s text:c="2"/>2012-07-30</text:p>
            <text:p text:style-name="Table_20_Contents"><text:s text:c="2"/>ACCEPTED</text:p>
            <text:p text:style-name="Table_20_Contents">*/</text:p>
            <text:p text:style-name="Table_20_Contents">#include&lt;algorithm&gt;</text:p>
            <text:p text:style-name="Table_20_Contents">#include&lt;cstdio&gt;</text:p>
            <text:p text:style-name="Table_20_Contents">#define max(a,b)(a&gt;b?a:b)</text:p>
            <text:p text:style-name="Table_20_Contents">#define MAXN 32</text:p>
            <text:p text:style-name="Table_20_Contents">using std::sort;</text:p>
            <text:p text:style-name="Table_20_Contents"/>
            <text:p text:style-name="Table_20_Contents">int n , m;</text:p>
            <text:p text:style-name="Table_20_Contents">long long ans;</text:p>
            <text:p text:style-name="Table_20_Contents">int a[ MAXN ] , rest[ MAXN ];</text:p>
            <text:p text:style-name="Table_20_Contents"/>
            <text:p text:style-name="Table_20_Contents">void dfs( int x , int cnt )</text:p>
            <text:p text:style-name="Table_20_Contents">{</text:p>
            <text:p text:style-name="Table_20_Contents"><text:s text:c="2"/>ans = max( ans , cnt );</text:p>
            <text:p text:style-name="Table_20_Contents"><text:s text:c="2"/>++ x;</text:p>
            <text:p text:style-name="Table_20_Contents"><text:s text:c="2"/>if( cnt + a[ n ] &lt;= m and x &lt;= n and ans not_eq m </text:p>
            <text:p text:style-name="Table_20_Contents"><text:s text:c="6"/>and cnt + rest[ x ] &gt; ans )</text:p>
            <text:p text:style-name="Table_20_Contents"><text:s text:c="4"/>{</text:p>
            <text:p text:style-name="Table_20_Contents"><text:s text:c="6"/>if( a[ x ] + cnt &lt;= m )</text:p>
            <text:p text:style-name="Table_20_Contents"><text:tab/>dfs( x , a[ x ] + cnt );</text:p>
            <text:p text:style-name="Table_20_Contents"><text:s text:c="6"/>dfs( x , cnt );</text:p>
            <text:p text:style-name="Table_20_Contents"><text:soft-page-break/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line bool cmp( int a , int b )</text:p>
            <text:p text:style-name="Table_20_Contents">{ return ( a &gt; b ); 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ans = 0;</text:p>
            <text:p text:style-name="Table_20_Contents"><text:s text:c="2"/>a[ 0 ] = 0;</text:p>
            <text:p text:style-name="Table_20_Contents"><text:s text:c="2"/>for( int i = 1 ; i &lt;= n ; ++ i )</text:p>
            <text:p text:style-name="Table_20_Contents"><text:s text:c="4"/>{</text:p>
            <text:p text:style-name="Table_20_Contents"><text:s text:c="6"/>scanf( "%d" , &amp;a[ i ] );</text:p>
            <text:p text:style-name="Table_20_Contents"><text:s text:c="6"/>a[ 0 ] += a[ i ];</text:p>
            <text:p text:style-name="Table_20_Contents"><text:s text:c="4"/>}</text:p>
            <text:p text:style-name="Table_20_Contents"><text:s text:c="2"/>sort( a + 1 , a + n + 1 , cmp );</text:p>
            <text:p text:style-name="Table_20_Contents"><text:s text:c="2"/>m = m &lt; a[ 0 ] ? m : a[ 0 ];</text:p>
            <text:p text:style-name="Table_20_Contents"><text:s text:c="2"/>rest[ 0 ] = a[ 0 ];</text:p>
            <text:p text:style-name="Table_20_Contents"><text:s text:c="2"/>for( int i = 1 ; i &lt;= n ; ++ i )</text:p>
            <text:p text:style-name="Table_20_Contents"><text:s text:c="4"/>{</text:p>
            <text:p text:style-name="Table_20_Contents"><text:s text:c="6"/>rest[ i ] = rest[ 0 ];</text:p>
            <text:p text:style-name="Table_20_Contents"><text:s text:c="6"/>rest[ 0 ] -= a[ i ]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while( scanf( "%d %d" , &amp;n , &amp;m ) not_eq EOF )</text:p>
            <text:p text:style-name="Table_20_Contents"><text:s text:c="4"/>{</text:p>
            <text:p text:style-name="Table_20_Contents"><text:s text:c="6"/>init();</text:p>
            <text:p text:style-name="Table_20_Contents"><text:s text:c="6"/>dfs( 0 , 0 );</text:p>
            <text:p text:style-name="Table_20_Contents"><text:s text:c="6"/>printf( "%lld\n" , ans 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30T14:58:01</meta:creation-date>
    <dc:date>2012-07-30T15:16:56</dc:date>
    <dc:creator>csuacm </dc:creator>
    <meta:editing-duration>PT3M6S</meta:editing-duration>
    <meta:editing-cycles>1</meta:editing-cycles>
    <meta:document-statistic meta:table-count="1" meta:image-count="0" meta:object-count="0" meta:page-count="2" meta:paragraph-count="71" meta:word-count="332" meta:character-count="1305" meta:non-whitespace-character-count="980"/>
    <meta:generator>LibreOffice/3.5$Linux_x86 LibreOffice_project/350m1$Build-2</meta:generator>
  </office:meta>
</office:document-meta>
</file>